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1.44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134cm" fo:min-width="3.88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994cm" fo:min-width="3.744cm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untas_20_de_20_flecha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untas_20_de_20_flecha_20_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untas_20_de_20_flecha_20_1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untas_20_de_20_flecha_20_1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untas_20_de_20_flecha_20_1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Puntas_20_de_20_flecha_20_1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Puntas_20_de_20_flecha_20_15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Puntas_20_de_20_flecha_20_16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Puntas_20_de_20_flecha_20_17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75cm" svg:height="2.75cm" svg:x="3.75cm" svg:y="9.75cm">
          <text:p text:style-name="P1"><text:span text:style-name="T1">Ot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75cm" svg:height="2.75cm" svg:x="9.8cm" svg:y="9.65cm">
          <text:p text:style-name="P1"><text:span text:style-name="T1">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6.2cm" svg:height="6.2cm" svg:x="15.55cm" svg:y="8cm">
          <text:p text:style-name="P1"><text:span text:style-name="T1">Arremáng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6cm" svg:height="6cm" svg:x="24.5cm" svg:y="8cm">
          <text:p text:style-name="P1"><text:span text:style-name="T1">Arrempúj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75cm" svg:height="2.75cm" svg:x="30cm" svg:y="3.75cm">
          <text:p text:style-name="P1"><text:span text:style-name="T1">S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75cm" svg:height="2.75cm" svg:x="31cm" svg:y="15.5cm">
          <text:p text:style-name="P1"><text:span text:style-name="T1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75cm" svg:height="2.75cm" svg:x="1cm" svg:y="15cm">
          <text:p text:style-name="P1"><text:span text:style-name="T1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6.5cm" svg:y1="11.125cm" svg:x2="9.8cm" svg:y2="11.025cm" draw:start-shape="id1" draw:start-glue-point="10" draw:end-shape="id2" draw:end-glue-point="6" svg:d="M6500 11125l3300-100" svg:viewBox="0 0 3301 101">
          <text:p/>
        </draw:connector>
        <draw:connector draw:style-name="gr5" draw:text-style-name="P2" draw:layer="layout" draw:type="curve" draw:line-skew="-0.798cm" svg:x1="4.152cm" svg:y1="10.152cm" svg:x2="3.75cm" svg:y2="11.125cm" draw:start-shape="id1" draw:start-glue-point="5" draw:end-shape="id1" draw:end-glue-point="6" svg:d="M4152 10152c-2551 0-2350 973-402 973" svg:viewBox="0 0 1890 974">
          <text:p/>
        </draw:connector>
        <draw:connector draw:style-name="gr6" draw:text-style-name="P2" draw:layer="layout" draw:type="curve" draw:line-skew="-1.4cm" svg:x1="6.098cm" svg:y1="12.098cm" svg:x2="16.458cm" svg:y2="13.292cm" draw:start-shape="id1" draw:start-glue-point="9" draw:end-shape="id3" draw:end-glue-point="7" svg:d="M6098 12098c5292 0 112 1194 10360 1194" svg:viewBox="0 0 10361 1195">
          <text:p/>
        </draw:connector>
        <draw:connector draw:style-name="gr7" draw:text-style-name="P2" draw:layer="layout" draw:type="curve" draw:line-skew="2.035cm" svg:x1="5.125cm" svg:y1="12.5cm" svg:x2="27.5cm" svg:y2="14cm" draw:start-shape="id1" draw:start-glue-point="8" draw:end-shape="id4" draw:end-glue-point="8" svg:d="M5125 12500c0 6055 22375 5305 22375 1500" svg:viewBox="0 0 22376 4454">
          <text:p/>
        </draw:connector>
        <draw:connector draw:style-name="gr8" draw:text-style-name="P2" draw:layer="layout" draw:type="line" svg:x1="4.152cm" svg:y1="12.098cm" svg:x2="3.348cm" svg:y2="15.402cm" draw:start-shape="id1" draw:start-glue-point="7" draw:end-shape="id5" draw:end-glue-point="11" svg:d="M4152 12098l-804 3304" svg:viewBox="0 0 805 3305">
          <text:p/>
        </draw:connector>
        <draw:connector draw:style-name="gr9" draw:text-style-name="P2" draw:layer="layout" draw:type="line" svg:x1="12.55cm" svg:y1="11.025cm" svg:x2="15.55cm" svg:y2="11.1cm" draw:start-shape="id2" draw:start-glue-point="10" draw:end-shape="id3" draw:end-glue-point="6" svg:d="M12550 11025l3000 75" svg:viewBox="0 0 3001 76">
          <text:p/>
        </draw:connector>
        <draw:connector draw:style-name="gr10" draw:text-style-name="P2" draw:layer="layout" draw:type="line" svg:x1="21.75cm" svg:y1="11.1cm" svg:x2="24.5cm" svg:y2="11cm" draw:start-shape="id3" draw:start-glue-point="10" draw:end-shape="id4" draw:end-glue-point="6" svg:d="M21750 11100l2750-100" svg:viewBox="0 0 2751 101">
          <text:p/>
        </draw:connector>
        <draw:connector draw:style-name="gr11" draw:text-style-name="P2" draw:layer="layout" draw:type="curve" draw:line-skew="-1.9cm" svg:x1="16.458cm" svg:y1="8.908cm" svg:x2="6.098cm" svg:y2="10.152cm" draw:start-shape="id3" draw:start-glue-point="5" draw:end-shape="id1" draw:end-glue-point="11" svg:d="M16458 8908c-10998 0-5818 1244-10360 1244" svg:viewBox="0 0 10361 1245">
          <text:p/>
        </draw:connector>
        <draw:connector draw:style-name="gr12" draw:text-style-name="P2" draw:layer="layout" draw:type="curve" svg:x1="27.5cm" svg:y1="8cm" svg:x2="20.842cm" svg:y2="8.908cm" draw:start-shape="id4" draw:start-glue-point="4" draw:end-shape="id3" draw:end-glue-point="11" svg:d="M27500 8000c0-751-6658-1205-6658 908" svg:viewBox="0 0 6659 1536">
          <text:p/>
        </draw:connector>
        <draw:connector draw:style-name="gr13" draw:text-style-name="P2" draw:layer="layout" draw:type="line" svg:x1="29.622cm" svg:y1="8.878cm" svg:x2="30.402cm" svg:y2="6.098cm" draw:start-shape="id4" draw:start-glue-point="11" draw:end-shape="id6" draw:end-glue-point="7" svg:d="M29622 8878l780-2780" svg:viewBox="0 0 781 2781">
          <text:p/>
        </draw:connector>
        <draw:connector draw:style-name="gr14" draw:text-style-name="P2" draw:layer="layout" draw:type="line" svg:x1="29.622cm" svg:y1="13.122cm" svg:x2="31.402cm" svg:y2="15.902cm" draw:start-shape="id4" draw:start-glue-point="9" draw:end-shape="id7" draw:end-glue-point="5" svg:d="M29622 13122l1780 2780" svg:viewBox="0 0 1781 2781">
          <text:p/>
        </draw:connector>
        <draw:connector draw:style-name="gr15" draw:text-style-name="P2" draw:layer="layout" draw:type="curve" svg:x1="27.5cm" svg:y1="14cm" svg:x2="5.125cm" svg:y2="12.5cm" draw:start-shape="id4" draw:start-glue-point="8" draw:end-shape="id1" draw:end-glue-point="8" svg:d="M27500 14000c0 753-22375 1503-22375-1500" svg:viewBox="0 0 22376 2174">
          <text:p/>
        </draw:connector>
        <draw:connector draw:style-name="gr16" draw:text-style-name="P2" draw:layer="layout" draw:type="curve" svg:x1="30.402cm" svg:y1="4.152cm" svg:x2="18.65cm" svg:y2="8cm" draw:start-shape="id6" draw:start-glue-point="5" draw:end-shape="id3" draw:end-glue-point="4" svg:d="M30402 4152c-7835 0-11752 1282-11752 3848" svg:viewBox="0 0 11753 3849">
          <text:p/>
        </draw:connector>
        <draw:connector draw:style-name="gr17" draw:text-style-name="P2" draw:layer="layout" draw:type="curve" svg:x1="31.375cm" svg:y1="3.75cm" svg:x2="5.125cm" svg:y2="9.75cm" draw:start-shape="id6" draw:start-glue-point="4" draw:end-shape="id1" draw:end-glue-point="4" svg:d="M31375 3750c0-751-26250-3751-26250 6000" svg:viewBox="0 0 26251 7026">
          <text:p/>
        </draw:connector>
        <draw:connector draw:style-name="gr18" draw:text-style-name="P2" draw:layer="layout" draw:type="curve" svg:x1="32.375cm" svg:y1="18.25cm" svg:x2="18.65cm" svg:y2="14.2cm" draw:start-shape="id7" draw:start-glue-point="8" draw:end-shape="id3" draw:end-glue-point="8" svg:d="M32375 18250c0 753-13725 2778-13725-4050" svg:viewBox="0 0 13726 49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9:16:57.203912291</meta:creation-date>
    <dc:date>2026-01-11T19:38:28.670159561</dc:date>
    <meta:editing-duration>PT21M29S</meta:editing-duration>
    <meta:editing-cycles>8</meta:editing-cycles>
    <meta:generator>LibreOffice/24.2.7.2$Linux_X86_64 LibreOffice_project/420$Build-2</meta:generator>
    <meta:document-statistic meta:object-count="22"/>
  </office:meta>
</office:document-meta>
</file>